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3891a" officeooo:paragraph-rsid="001389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ложение к лабораторным работам</text:p>
      <text:p text:style-name="P1">1. Установка Python</text:p>
      <text:p text:style-name="P1">2. Написание и запуск программ</text:p>
      <text:p text:style-name="P1">3. Установка модулей Python</text:p>
      <text:p text:style-name="P1"><text:tab/>-pip3</text:p>
      <text:p text:style-name="P1"><text:tab/>-tensorflow-gpu</text:p>
      <text:p text:style-name="P1">4. Установка CUDA</text:p>
      <text:p text:style-name="P1">5. Использование модулей python</text:p>
      <text:p text:style-name="P1"><text:tab/>-импорт</text:p>
      <text:p text:style-name="P1"><text:tab/>-numpy</text:p>
      <text:p text:style-name="P1"><text:tab/>-pil</text:p>
      <text:p text:style-name="P1"><text:tab/>-csv</text:p>
      <text:p text:style-name="P1"><text:tab/>-keras</text:p>
      <text:p text:style-name="P1"><text:tab/>-matplotli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v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v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21:22:29.108400058</meta:creation-date>
    <dc:date>2019-04-20T21:25:45.562292432</dc:date>
    <meta:editing-duration>PT3M20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31" meta:character-count="223" meta:non-whitespace-character-count="198"/>
  </office:meta>
</office:document-meta>
</file>